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559cm" table:align="left" style:writing-mode="lr-tb"/>
    </style:style>
    <style:style style:name="Table1.A" style:family="table-column">
      <style:table-column-properties style:column-width="0.958cm"/>
    </style:style>
    <style:style style:name="Table1.B" style:family="table-column">
      <style:table-column-properties style:column-width="4.233cm"/>
    </style:style>
    <style:style style:name="Table1.C" style:family="table-column">
      <style:table-column-properties style:column-width="2.942cm"/>
    </style:style>
    <style:style style:name="Table1.D" style:family="table-column">
      <style:table-column-properties style:column-width="1.901cm"/>
    </style:style>
    <style:style style:name="Table1.E" style:family="table-column">
      <style:table-column-properties style:column-width="3.161cm"/>
    </style:style>
    <style:style style:name="Table1.F" style:family="table-column">
      <style:table-column-properties style:column-width="5.731cm"/>
    </style:style>
    <style:style style:name="Table1.G" style:family="table-column">
      <style:table-column-properties style:column-width="3.829cm"/>
    </style:style>
    <style:style style:name="Table1.H" style:family="table-column">
      <style:table-column-properties style:column-width="3.803cm"/>
    </style:style>
    <style:style style:name="Table1.1" style:family="table-row">
      <style:table-row-properties style:min-row-height="0.979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2" style:family="table-row">
      <style:table-row-properties style:min-row-height="2.117cm" fo:keep-together="always"/>
    </style:style>
    <style:style style:name="Table1.A2" style:family="table-cell">
      <style:table-cell-properties style:vertical-align="middle" fo:background-color="#e6e6e6" fo:padding-left="0.191cm" fo:padding-right="0.191cm" fo:padding-top="0cm" fo:padding-bottom="0cm" fo:border="0.5pt solid #000000" loext:writing-mode="bt-lr">
        <style:background-image/>
      </style:table-cell-properties>
    </style:style>
    <style:style style:name="Table1.B2" style:family="table-cell">
      <style:table-cell-properties style:vertical-align="middle" fo:background-color="#e6e6e6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e1.3" style:family="table-row">
      <style:table-row-properties style:min-row-height="1.748cm" fo:keep-together="auto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3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D3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E3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G3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H3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4" style:family="table-row">
      <style:table-row-properties style:min-row-height="1.27cm" fo:keep-together="auto"/>
    </style:style>
    <style:style style:name="Table1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4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C4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D4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E4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F4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G4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H4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5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C5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D5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E5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F5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G5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H5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6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C6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D6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E6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F6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G6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H6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A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7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C7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D7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E7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F7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G7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1.H7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2" style:family="table">
      <style:table-properties style:width="3.048cm" table:align="margins" style:writing-mode="lr-tb"/>
    </style:style>
    <style:style style:name="Table2.A" style:family="table-column">
      <style:table-column-properties style:column-width="0.593cm" style:rel-column-width="336*"/>
    </style:style>
    <style:style style:name="Table2.C" style:family="table-column">
      <style:table-column-properties style:column-width="0.635cm" style:rel-column-width="360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3.048cm" table:align="margins" style:writing-mode="lr-tb"/>
    </style:style>
    <style:style style:name="Table3.A" style:family="table-column">
      <style:table-column-properties style:column-width="0.593cm" style:rel-column-width="336*"/>
    </style:style>
    <style:style style:name="Table3.C" style:family="table-column">
      <style:table-column-properties style:column-width="0.635cm" style:rel-column-width="360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3.048cm" table:align="margins" style:writing-mode="lr-tb"/>
    </style:style>
    <style:style style:name="Table4.A" style:family="table-column">
      <style:table-column-properties style:column-width="0.593cm" style:rel-column-width="336*"/>
    </style:style>
    <style:style style:name="Table4.C" style:family="table-column">
      <style:table-column-properties style:column-width="0.635cm" style:rel-column-width="360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3.048cm" table:align="margins" style:writing-mode="lr-tb"/>
    </style:style>
    <style:style style:name="Table5.A" style:family="table-column">
      <style:table-column-properties style:column-width="0.593cm" style:rel-column-width="336*"/>
    </style:style>
    <style:style style:name="Table5.C" style:family="table-column">
      <style:table-column-properties style:column-width="0.635cm" style:rel-column-width="360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3.048cm" table:align="margins" style:writing-mode="lr-tb"/>
    </style:style>
    <style:style style:name="Table6.A" style:family="table-column">
      <style:table-column-properties style:column-width="0.593cm" style:rel-column-width="336*"/>
    </style:style>
    <style:style style:name="Table6.C" style:family="table-column">
      <style:table-column-properties style:column-width="0.635cm" style:rel-column-width="360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.048cm" table:align="margins" style:writing-mode="lr-tb"/>
    </style:style>
    <style:style style:name="Table2.A" style:family="table-column">
      <style:table-column-properties style:column-width="0.593cm" style:rel-column-width="336*"/>
    </style:style>
    <style:style style:name="Table2.C" style:family="table-column">
      <style:table-column-properties style:column-width="0.635cm" style:rel-column-width="360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3.048cm" table:align="margins" style:writing-mode="lr-tb"/>
    </style:style>
    <style:style style:name="Table3.A" style:family="table-column">
      <style:table-column-properties style:column-width="0.593cm" style:rel-column-width="336*"/>
    </style:style>
    <style:style style:name="Table3.C" style:family="table-column">
      <style:table-column-properties style:column-width="0.635cm" style:rel-column-width="360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3.048cm" table:align="margins" style:writing-mode="lr-tb"/>
    </style:style>
    <style:style style:name="Table4.A" style:family="table-column">
      <style:table-column-properties style:column-width="0.593cm" style:rel-column-width="336*"/>
    </style:style>
    <style:style style:name="Table4.C" style:family="table-column">
      <style:table-column-properties style:column-width="0.635cm" style:rel-column-width="360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3.048cm" table:align="margins" style:writing-mode="lr-tb"/>
    </style:style>
    <style:style style:name="Table5.A" style:family="table-column">
      <style:table-column-properties style:column-width="0.593cm" style:rel-column-width="336*"/>
    </style:style>
    <style:style style:name="Table5.C" style:family="table-column">
      <style:table-column-properties style:column-width="0.635cm" style:rel-column-width="360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3.048cm" table:align="margins" style:writing-mode="lr-tb"/>
    </style:style>
    <style:style style:name="Table6.A" style:family="table-column">
      <style:table-column-properties style:column-width="0.593cm" style:rel-column-width="336*"/>
    </style:style>
    <style:style style:name="Table6.C" style:family="table-column">
      <style:table-column-properties style:column-width="0.635cm" style:rel-column-width="360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4" style:family="paragraph" style:parent-style-name="Standard">
      <style:paragraph-properties fo:margin-left="0.199cm" fo:margin-right="0.199cm" fo:margin-top="0cm" fo:margin-bottom="0cm" style:contextual-spacing="false" fo:line-height="100%" fo:text-align="center" style:justify-single-word="false"/>
      <style:text-properties fo:font-size="8pt" fo:language="en" fo:country="GB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8pt" fo:language="en" fo:country="GB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font-size="8pt" fo:language="en" fo:country="GB" style:text-underline-style="solid" style:text-underline-width="auto" style:text-underline-color="font-color" style:font-size-asian="8pt" style:font-size-complex="8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8pt" fo:language="en" fo:country="GB" style:text-underline-style="solid" style:text-underline-width="auto" style:text-underline-color="font-color" style:font-size-asian="8pt" style:font-size-complex="8pt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8pt" fo:language="en" fo:country="GB" style:text-underline-style="solid" style:text-underline-width="auto" style:text-underline-color="font-color" style:font-size-asian="8pt" style:font-size-complex="8pt"/>
    </style:style>
    <style:style style:name="P9" style:family="paragraph" style:parent-style-name="Standard">
      <style:text-properties fo:font-size="8pt" fo:language="en" fo:country="GB" style:font-size-asian="8pt" style:font-size-complex="8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7pt" fo:language="en" fo:country="GB" fo:font-weight="bold" style:font-size-asian="7pt" style:font-weight-asian="bold" style:font-size-complex="7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font-size="7pt" fo:language="en" fo:country="GB" fo:font-weight="bold" style:font-size-asian="7pt" style:font-weight-asian="bold" style:font-size-complex="7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9pt" fo:language="en" fo:country="GB" fo:font-weight="bold" style:font-size-asian="9pt" style:font-weight-asian="bold" style:font-size-complex="7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alibri" fo:font-size="10pt" fo:language="en" fo:country="GB" style:font-size-asian="10pt" style:font-name-complex="Calibri" style:font-size-complex="10pt"/>
    </style:style>
    <style:style style:name="P14" style:family="paragraph" style:parent-style-name="Standard">
      <style:paragraph-properties fo:text-align="start" style:justify-single-word="fals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font-size-complex="9pt"/>
    </style:style>
    <style:style style:name="T3" style:family="text">
      <style:text-properties fo:language="en" fo:country="GB" fo:font-weight="bold" style:font-weight-asian="bold" style:font-size-complex="11pt"/>
    </style:style>
    <style:style style:name="T4" style:family="text">
      <style:text-properties fo:font-size="9pt" fo:language="en" fo:country="GB" style:font-size-asian="9pt" style:font-size-complex="9pt"/>
    </style:style>
    <style:style style:name="T5" style:family="text">
      <style:text-properties fo:font-size="9pt" fo:language="en" fo:country="GB" style:font-size-asian="9pt" style:font-size-complex="8pt"/>
    </style:style>
    <style:style style:name="T6" style:family="text">
      <style:text-properties fo:font-size="9pt" fo:language="en" fo:country="GB" style:font-size-asian="9pt" style:font-size-complex="7pt"/>
    </style:style>
    <style:style style:name="T7" style:family="text">
      <style:text-properties fo:font-size="9pt" fo:language="en" fo:country="GB" fo:font-weight="bold" style:font-size-asian="9pt" style:font-weight-asian="bold" style:font-size-complex="8pt"/>
    </style:style>
    <style:style style:name="T8" style:family="text">
      <style:text-properties fo:font-size="9pt" fo:language="en" fo:country="GB" fo:font-weight="bold" style:font-size-asian="9pt" style:font-weight-asian="bold" style:font-size-complex="7pt" style:font-weight-complex="bold"/>
    </style:style>
    <style:style style:name="T9" style:family="text">
      <style:text-properties fo:font-size="9pt" fo:language="en" fo:country="GB" style:text-underline-style="solid" style:text-underline-width="auto" style:text-underline-color="font-color" fo:font-weight="bold" style:font-size-asian="9pt" style:font-weight-asian="bold" style:font-size-complex="8pt"/>
    </style:style>
    <style:style style:name="T10" style:family="text">
      <style:text-properties fo:font-size="9pt" fo:language="en" fo:country="GB" style:text-underline-style="solid" style:text-underline-width="auto" style:text-underline-color="font-color" style:font-size-asian="9pt" style:font-size-complex="8pt"/>
    </style:style>
    <style:style style:name="T11" style:family="text">
      <style:text-properties fo:font-size="8pt" fo:language="en" fo:country="GB" fo:font-weight="bold" style:font-size-asian="8pt" style:font-weight-asian="bold" style:font-size-complex="8pt" style:font-weight-complex="bold"/>
    </style:style>
    <style:style style:name="T12" style:family="text">
      <style:text-properties fo:font-size="8pt" fo:language="en" fo:country="GB" style:font-size-asian="8pt" style:font-size-complex="8pt"/>
    </style:style>
    <style:style style:name="T13" style:family="text">
      <style:text-properties fo:font-size="8pt" fo:language="en" fo:country="GB" style:text-underline-style="solid" style:text-underline-width="auto" style:text-underline-color="font-color" style:font-size-asian="8pt" style:font-size-complex="8pt"/>
    </style:style>
    <style:style style:name="T14" style:family="text">
      <style:text-properties fo:font-size="7pt" fo:language="en" fo:country="GB" fo:font-weight="bold" style:font-size-asian="7pt" style:font-weight-asian="bold" style:font-size-complex="7pt" style:font-weight-complex="bold"/>
    </style:style>
    <style:style style:name="T15" style:family="text">
      <style:text-properties fo:font-size="7pt" fo:language="en" fo:country="GB" style:font-size-asian="7pt" style:font-size-complex="7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Calibri" fo:font-size="10pt" fo:language="en" fo:country="GB" style:text-underline-style="solid" style:text-underline-width="auto" style:text-underline-color="font-color" style:font-size-asian="10pt" style:font-name-complex="Calibri" style:font-size-complex="10pt"/>
    </style:style>
    <style:style style:name="T18" style:family="text">
      <style:text-properties style:font-name="Calibri" fo:font-size="10pt" fo:language="en" fo:country="GB" style:font-size-asian="10pt" style:font-name-complex="Calibri" style:font-size-complex="10pt"/>
    </style:style>
    <style:style style:name="T19" style:family="text">
      <style:text-properties fo:color="#000000" loext:opacity="100%" style:font-name="Calibri" fo:font-size="10pt" style:font-size-asian="10pt" style:font-name-complex="Calibri" style:font-size-complex="10pt"/>
    </style:style>
    <style:style style:name="fr1" style:family="graphic" style:parent-style-name="Frame">
      <style:graphic-properties fo:margin-left="0.318cm" fo:margin-right="0.318cm" fo:margin-top="0cm" fo:margin-bottom="0cm" style:wrap="parallel" style:number-wrapped-paragraphs="no-limit" style:vertical-pos="from-top" style:vertical-rel="paragraph" style:horizontal-pos="center" style:horizontal-rel="page-content" fo:padding="0cm" fo:border="none" style:writing-mode="lr-tb" style:flow-with-text="true" draw:wrap-influence-on-position="once-successive" loext:allow-overlap="true"/>
    </style:style>
    <style:style style:name="fr2" style:family="graphic" style:parent-style-name="Frame">
      <style:graphic-properties fo:margin-left="0cm" fo:margin-right="0.249cm" fo:margin-top="0cm" fo:margin-bottom="0cm" style:wrap="parallel" style:number-wrapped-paragraphs="no-limit" style:vertical-pos="from-top" style:vertical-rel="page" style:horizontal-pos="from-lef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frame draw:style-name="fr2" draw:name="Frame1" text:anchor-type="paragraph" svg:x="-0.191cm" svg:y="2.05cm" svg:width="26.559cm" draw:z-index="0" loext:may-break-between-pages="true"><draw:text-box fo:min-height="0.058cm"><table:table table:name="Table1"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column table:style-name="Table1.F"/><table:table-column table:style-name="Table1.G"/><table:table-column table:style-name="Table1.H"/><table:table-row table:style-name="Table1.1"><table:table-cell table:style-name="Table1.A1" table:number-columns-spanned="8" office:value-type="string"><text:p text:style-name="P2"><text:span text:style-name="T2">User Code </text:span><text:span text:style-name="T4">: _________________________ <text:s text:c="33"/></text:span><text:span text:style-name="T3">Observer’s Table </text:span></text:p></table:table-cell><table:covered-table-cell/><table:covered-table-cell/><table:covered-table-cell/><table:covered-table-cell/><table:covered-table-cell/><table:covered-table-cell/><table:covered-table-cell/></table:table-row><table:table-row table:style-name="Table1.2"><table:table-cell table:style-name="Table1.A2" office:value-type="string"><text:p text:style-name="P4">Tasks<text:span text:style-name="T11"/></text:p></table:table-cell><table:table-cell table:style-name="Table1.B2" office:value-type="string"><text:p text:style-name="P5">Did the user complete the task?<text:span text:style-name="T11"/></text:p></table:table-cell><table:table-cell table:style-name="Table1.B2" office:value-type="string"><text:p text:style-name="P3"><text:span text:style-name="T14">Correctly? (Y7N)</text:span></text:p><text:p text:style-name="P10"/><text:p text:style-name="P10">(correct answer)<text:span text:style-name="T14"/></text:p></table:table-cell><table:table-cell table:style-name="Table1.B2" office:value-type="string"><text:p text:style-name="P10">Observed time<text:span text:style-name="T14"/></text:p><text:p text:style-name="P10">(mm:ss)<text:line-break/></text:p></table:table-cell><table:table-cell table:style-name="Table1.B2" office:value-type="string"><text:p text:style-name="P3"><text:span text:style-name="T14">Number of errors?</text:span></text:p><text:p text:style-name="P10"/></table:table-cell><table:table-cell table:style-name="Table1.B2" office:value-type="string"><text:p text:style-name="P3"><text:span text:style-name="T14">Was lost?</text:span></text:p></table:table-cell><table:table-cell table:style-name="Table1.B2" office:value-type="string"><text:p text:style-name="P10">Asked for help<text:span text:style-name="T14"/></text:p><text:p text:style-name="P10"/></table:table-cell><table:table-cell table:style-name="Table1.B2" office:value-type="string"><text:p text:style-name="P11"/><text:p text:style-name="P3"><text:span text:style-name="T14">Observed Easiness/difficulty</text:span></text:p><text:p text:style-name="P3"><text:span text:style-name="T14">1 – very difficult</text:span></text:p><text:p text:style-name="P3"><text:span text:style-name="T14">5 – very easy</text:span></text:p><text:p text:style-name="P10"><text:line-break/></text:p></table:table-cell></table:table-row><table:table-row table:style-name="Table1.3"><table:table-cell table:style-name="Table1.A3" office:value-type="string"><text:p text:style-name="P5">1</text:p></table:table-cell><table:table-cell table:style-name="Table1.B3" office:value-type="string"><text:p text:style-name="P3"><text:span text:style-name="T7">no </text:span><text:span text:style-name="T9">| <text:s text:c="2"/></text:span><text:span text:style-name="T7">| yes </text:span><text:span text:style-name="T9">| <text:s text:c="2"/></text:span><text:span text:style-name="T7">|</text:span></text:p></table:table-cell><table:table-cell table:style-name="Table1.C3" office:value-type="string"><text:p text:style-name="P3"><text:span text:style-name="T17"/></text:p></table:table-cell><table:table-cell table:style-name="Table1.D3" office:value-type="string"><text:p text:style-name="P1"><text:span text:style-name="T13">____:____</text:span></text:p></table:table-cell><table:table-cell table:style-name="Table1.E3" office:value-type="string"><text:p text:style-name="P6"/></table:table-cell><table:table-cell table:style-name="Table1.F3" office:value-type="string"><text:p text:style-name="P3"><text:span text:style-name="T5">no </text:span><text:span text:style-name="T10">| <text:s text:c="2"/></text:span><text:span text:style-name="T5">| slightly </text:span><text:span text:style-name="T10">| <text:s text:c="2"/></text:span><text:span text:style-name="T5">| a lot </text:span><text:span text:style-name="T10">| <text:s text:c="2"/></text:span><text:span text:style-name="T5">|</text:span></text:p></table:table-cell><table:table-cell table:style-name="Table1.G3" office:value-type="string"><text:p text:style-name="P2"><text:span text:style-name="T12">no </text:span><text:span text:style-name="T13">| <text:s text:c="2"/></text:span><text:span text:style-name="T12">| yes </text:span><text:span text:style-name="T13">| <text:s text:c="2"/></text:span><text:span text:style-name="T12">| which? </text:span></text:p><text:p text:style-name="P8"/></table:table-cell><table:table-cell table:style-name="Table1.H3" office:value-type="string"><text:p text:style-name="P7"><draw:frame draw:style-name="fr1" draw:name="Frame2" text:anchor-type="paragraph" svg:y="-0.474cm" svg:width="3.048cm" draw:z-index="1" loext:may-break-between-pages="true"><draw:text-box fo:min-height="0.041cm"><table:table table:name="Table2" table:style-name="Table2"><table:table-column table:style-name="Table2.A" table:number-columns-repeated="2"/><table:table-column table:style-name="Table2.C" table:number-columns-repeated="2"/><table:table-column table:style-name="Table2.A"/><table:table-row table:style-name="Table2.1"><table:table-cell table:style-name="Table2.A1" office:value-type="string"><text:p text:style-name="P9">1</text:p></table:table-cell><table:table-cell table:style-name="Table2.A1" office:value-type="string"><text:p text:style-name="P9">2</text:p></table:table-cell><table:table-cell table:style-name="Table2.A1" office:value-type="string"><text:p text:style-name="P9">3</text:p></table:table-cell><table:table-cell table:style-name="Table2.A1" office:value-type="string"><text:p text:style-name="P9">4</text:p></table:table-cell><table:table-cell table:style-name="Table2.A1" office:value-type="string"><text:p text:style-name="P9">5</text:p></table:table-cell></table:table-row></table:table></draw:text-box></draw:frame></text:p></table:table-cell></table:table-row><table:table-row table:style-name="Table1.4"><table:table-cell table:style-name="Table1.A4" office:value-type="string"><text:p text:style-name="P5">2</text:p></table:table-cell><table:table-cell table:style-name="Table1.B4" office:value-type="string"><text:p text:style-name="P12">no | <text:s text:c="2"/>| yes | <text:s text:c="2"/>|<text:span text:style-name="T8"/></text:p></table:table-cell><table:table-cell table:style-name="Table1.C4" office:value-type="string"><text:p text:style-name="P3"><text:span text:style-name="T18"/></text:p></table:table-cell><table:table-cell table:style-name="Table1.D4" office:value-type="string"><text:p text:style-name="P3"><text:span text:style-name="T13">____:____</text:span></text:p></table:table-cell><table:table-cell table:style-name="Table1.E4" office:value-type="string"><text:p text:style-name="P6"/></table:table-cell><table:table-cell table:style-name="Table1.F4" office:value-type="string"><text:p text:style-name="P3"><text:span text:style-name="T5">no </text:span><text:span text:style-name="T10">| <text:s text:c="2"/></text:span><text:span text:style-name="T5">| slightly </text:span><text:span text:style-name="T10">| <text:s text:c="2"/></text:span><text:span text:style-name="T5">| a lot </text:span><text:span text:style-name="T10">| <text:s text:c="2"/></text:span><text:span text:style-name="T5">|</text:span></text:p></table:table-cell><table:table-cell table:style-name="Table1.G4" office:value-type="string"><text:p text:style-name="P2"><text:span text:style-name="T12">no </text:span><text:span text:style-name="T13">| <text:s text:c="2"/></text:span><text:span text:style-name="T12">| yes </text:span><text:span text:style-name="T13">| <text:s text:c="2"/></text:span><text:span text:style-name="T12">| which? </text:span></text:p><text:p text:style-name="P8"/></table:table-cell><table:table-cell table:style-name="Table1.H4" office:value-type="string"><text:p text:style-name="P7"><draw:frame draw:style-name="fr1" draw:name="Frame3" text:anchor-type="paragraph" svg:y="-0.474cm" svg:width="3.048cm" draw:z-index="2" loext:may-break-between-pages="true"><draw:text-box fo:min-height="0.041cm"><table:table table:name="Table3" table:style-name="Table3"><table:table-column table:style-name="Table3.A" table:number-columns-repeated="2"/><table:table-column table:style-name="Table3.C" table:number-columns-repeated="2"/><table:table-column table:style-name="Table3.A"/><table:table-row table:style-name="Table3.1"><table:table-cell table:style-name="Table3.A1" office:value-type="string"><text:p text:style-name="P9">1</text:p></table:table-cell><table:table-cell table:style-name="Table3.A1" office:value-type="string"><text:p text:style-name="P9">2</text:p></table:table-cell><table:table-cell table:style-name="Table3.A1" office:value-type="string"><text:p text:style-name="P9">3</text:p></table:table-cell><table:table-cell table:style-name="Table3.A1" office:value-type="string"><text:p text:style-name="P9">4</text:p></table:table-cell><table:table-cell table:style-name="Table3.A1" office:value-type="string"><text:p text:style-name="P9">5</text:p></table:table-cell></table:table-row></table:table></draw:text-box></draw:frame></text:p></table:table-cell></table:table-row><table:table-row table:style-name="Table1.4"><table:table-cell table:style-name="Table1.A5" office:value-type="string"><text:p text:style-name="P5">3</text:p></table:table-cell><table:table-cell table:style-name="Table1.B5" office:value-type="string"><text:p text:style-name="P12">no | <text:s text:c="2"/>| yes | <text:s text:c="2"/>|<text:span text:style-name="T6"/></text:p></table:table-cell><table:table-cell table:style-name="Table1.C5" office:value-type="string"><text:p text:style-name="P13"/></table:table-cell><table:table-cell table:style-name="Table1.D5" office:value-type="string"><text:p text:style-name="P3"><text:span text:style-name="T13">____:____</text:span></text:p></table:table-cell><table:table-cell table:style-name="Table1.E5" office:value-type="string"><text:p text:style-name="P6"/></table:table-cell><table:table-cell table:style-name="Table1.F5" office:value-type="string"><text:p text:style-name="P3"><text:span text:style-name="T5">no </text:span><text:span text:style-name="T10">| <text:s text:c="2"/></text:span><text:span text:style-name="T5">| slightly </text:span><text:span text:style-name="T10">| <text:s text:c="2"/></text:span><text:span text:style-name="T5">| a lot </text:span><text:span text:style-name="T10">| <text:s text:c="2"/></text:span><text:span text:style-name="T5">|</text:span></text:p></table:table-cell><table:table-cell table:style-name="Table1.G5" office:value-type="string"><text:p text:style-name="P2"><text:span text:style-name="T12">no </text:span><text:span text:style-name="T13">| <text:s text:c="2"/></text:span><text:span text:style-name="T12">| yes </text:span><text:span text:style-name="T13">| <text:s text:c="2"/></text:span><text:span text:style-name="T12">| which? </text:span></text:p><text:p text:style-name="P7"/></table:table-cell><table:table-cell table:style-name="Table1.H5" office:value-type="string"><text:p text:style-name="P7"><draw:frame draw:style-name="fr1" draw:name="Frame4" text:anchor-type="paragraph" svg:y="-0.474cm" svg:width="3.048cm" draw:z-index="3" loext:may-break-between-pages="true"><draw:text-box fo:min-height="0.041cm"><table:table table:name="Table4" table:style-name="Table4"><table:table-column table:style-name="Table4.A" table:number-columns-repeated="2"/><table:table-column table:style-name="Table4.C" table:number-columns-repeated="2"/><table:table-column table:style-name="Table4.A"/><table:table-row table:style-name="Table4.1"><table:table-cell table:style-name="Table4.A1" office:value-type="string"><text:p text:style-name="P9">1</text:p></table:table-cell><table:table-cell table:style-name="Table4.A1" office:value-type="string"><text:p text:style-name="P9">2</text:p></table:table-cell><table:table-cell table:style-name="Table4.A1" office:value-type="string"><text:p text:style-name="P9">3</text:p></table:table-cell><table:table-cell table:style-name="Table4.A1" office:value-type="string"><text:p text:style-name="P9">4</text:p></table:table-cell><table:table-cell table:style-name="Table4.A1" office:value-type="string"><text:p text:style-name="P9">5</text:p></table:table-cell></table:table-row></table:table></draw:text-box></draw:frame></text:p></table:table-cell></table:table-row><table:table-row table:style-name="Table1.4"><table:table-cell table:style-name="Table1.A6" office:value-type="string"><text:p text:style-name="P5">4</text:p></table:table-cell><table:table-cell table:style-name="Table1.B6" office:value-type="string"><text:p text:style-name="P12">no | <text:s text:c="2"/>| yes | <text:s text:c="2"/>|<text:span text:style-name="T15"/></text:p></table:table-cell><table:table-cell table:style-name="Table1.C6" office:value-type="string"><text:p text:style-name="P13"/></table:table-cell><table:table-cell table:style-name="Table1.D6" office:value-type="string"><text:p text:style-name="P3"><text:span text:style-name="T13">____:____</text:span></text:p></table:table-cell><table:table-cell table:style-name="Table1.E6" office:value-type="string"><text:p text:style-name="P6"/></table:table-cell><table:table-cell table:style-name="Table1.F6" office:value-type="string"><text:p text:style-name="P3"><text:span text:style-name="T5">no </text:span><text:span text:style-name="T10">| <text:s text:c="2"/></text:span><text:span text:style-name="T5">| slightly </text:span><text:span text:style-name="T10">| <text:s text:c="2"/></text:span><text:span text:style-name="T5">| a lot </text:span><text:span text:style-name="T10">| <text:s text:c="2"/></text:span><text:span text:style-name="T5">|</text:span></text:p></table:table-cell><table:table-cell table:style-name="Table1.G6" office:value-type="string"><text:p text:style-name="P2"><text:span text:style-name="T12">no </text:span><text:span text:style-name="T13">| <text:s text:c="2"/></text:span><text:span text:style-name="T12">| yes </text:span><text:span text:style-name="T13">| <text:s text:c="2"/></text:span><text:span text:style-name="T12">| which? </text:span></text:p><text:p text:style-name="P8"/></table:table-cell><table:table-cell table:style-name="Table1.H6" office:value-type="string"><text:p text:style-name="P7"><draw:frame draw:style-name="fr1" draw:name="Frame5" text:anchor-type="paragraph" svg:y="-0.474cm" svg:width="3.048cm" draw:z-index="4" loext:may-break-between-pages="true"><draw:text-box fo:min-height="0.041cm"><table:table table:name="Table5" table:style-name="Table5"><table:table-column table:style-name="Table5.A" table:number-columns-repeated="2"/><table:table-column table:style-name="Table5.C" table:number-columns-repeated="2"/><table:table-column table:style-name="Table5.A"/><table:table-row table:style-name="Table5.1"><table:table-cell table:style-name="Table5.A1" office:value-type="string"><text:p text:style-name="P9">1</text:p></table:table-cell><table:table-cell table:style-name="Table5.A1" office:value-type="string"><text:p text:style-name="P9">2</text:p></table:table-cell><table:table-cell table:style-name="Table5.A1" office:value-type="string"><text:p text:style-name="P9">3</text:p></table:table-cell><table:table-cell table:style-name="Table5.A1" office:value-type="string"><text:p text:style-name="P9">4</text:p></table:table-cell><table:table-cell table:style-name="Table5.A1" office:value-type="string"><text:p text:style-name="P9">5</text:p></table:table-cell></table:table-row></table:table></draw:text-box></draw:frame></text:p></table:table-cell></table:table-row><table:table-row table:style-name="Table1.4"><table:table-cell table:style-name="Table1.A7" office:value-type="string"><text:p text:style-name="P5">5</text:p></table:table-cell><table:table-cell table:style-name="Table1.B7" office:value-type="string"><text:p text:style-name="P12">no | <text:s text:c="2"/>| yes | <text:s text:c="2"/>|<text:span text:style-name="T15"/></text:p></table:table-cell><table:table-cell table:style-name="Table1.C7" office:value-type="string"><text:p text:style-name="P13"/></table:table-cell><table:table-cell table:style-name="Table1.D7" office:value-type="string"><text:p text:style-name="P3"><text:span text:style-name="T13">____:____</text:span></text:p></table:table-cell><table:table-cell table:style-name="Table1.E7" office:value-type="string"><text:p text:style-name="P6"/></table:table-cell><table:table-cell table:style-name="Table1.F7" office:value-type="string"><text:p text:style-name="P3"><text:span text:style-name="T5">no </text:span><text:span text:style-name="T10">| <text:s text:c="2"/></text:span><text:span text:style-name="T5">| slightly </text:span><text:span text:style-name="T10">| <text:s text:c="2"/></text:span><text:span text:style-name="T5">| a lot </text:span><text:span text:style-name="T10">| <text:s text:c="2"/></text:span><text:span text:style-name="T5">|</text:span></text:p></table:table-cell><table:table-cell table:style-name="Table1.G7" office:value-type="string"><text:p text:style-name="P2"><text:span text:style-name="T12">no </text:span><text:span text:style-name="T13">| <text:s text:c="2"/></text:span><text:span text:style-name="T12">| yes </text:span><text:span text:style-name="T13">| <text:s text:c="2"/></text:span><text:span text:style-name="T12">| which? </text:span></text:p><text:p text:style-name="P8"/></table:table-cell><table:table-cell table:style-name="Table1.H7" office:value-type="string"><text:p text:style-name="P7"><draw:frame draw:style-name="fr1" draw:name="Frame6" text:anchor-type="paragraph" svg:y="-0.474cm" svg:width="3.048cm" draw:z-index="5" loext:may-break-between-pages="true"><draw:text-box fo:min-height="0.041cm"><table:table table:name="Table6" table:style-name="Table6"><table:table-column table:style-name="Table6.A" table:number-columns-repeated="2"/><table:table-column table:style-name="Table6.C" table:number-columns-repeated="2"/><table:table-column table:style-name="Table6.A"/><table:table-row table:style-name="Table6.1"><table:table-cell table:style-name="Table6.A1" office:value-type="string"><text:p text:style-name="P9">1</text:p></table:table-cell><table:table-cell table:style-name="Table6.A1" office:value-type="string"><text:p text:style-name="P9">2</text:p></table:table-cell><table:table-cell table:style-name="Table6.A1" office:value-type="string"><text:p text:style-name="P9">3</text:p></table:table-cell><table:table-cell table:style-name="Table6.A1" office:value-type="string"><text:p text:style-name="P9">4</text:p></table:table-cell><table:table-cell table:style-name="Table6.A1" office:value-type="string"><text:p text:style-name="P9">5</text:p></table:table-cell></table:table-row></table:table></draw:text-box></draw:frame></text:p></table:table-cell></table:table-row></table:table></draw:text-box></draw:frame><text:span text:style-name="T1">Observations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PT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style:contextual-spacing="false" fo:line-height="130%" fo:text-align="justify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o_20_de_20_letra_20_predefinido_20_do_20_parágrafo" style:display-name="Tipo de letra predefinido do parágrafo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3cm" fo:margin-bottom="3cm" fo:margin-left="2.501cm" fo:margin-right="2.501cm" style:writing-mode="lr-tb" style:layout-grid-color="#c0c0c0" style:layout-grid-lines="2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NI de utilizador:_________________________                                  Guião do Observador</dc:title>
    <dc:subject/>
    <meta:keyword/>
    <meta:initial-creator>leonor</meta:initial-creator>
    <meta:creation-date>2022-04-05T10:07:00</meta:creation-date>
    <dc:date>2025-05-14T12:15:53.438780487</dc:date>
    <meta:print-date>2021-04-08T12:47:00</meta:print-date>
    <meta:editing-cycles>9</meta:editing-cycles>
    <meta:editing-duration>PT18M27S</meta:editing-duration>
    <meta:document-statistic meta:table-count="6" meta:image-count="0" meta:object-count="0" meta:page-count="1" meta:paragraph-count="65" meta:word-count="187" meta:character-count="1101" meta:non-whitespace-character-count="865"/>
    <meta:generator>LibreOffice/24.2.7.2$Linux_X86_64 LibreOffice_project/420$Build-2</meta:generator>
    <meta:user-defined meta:name="ContentTypeId">0x010100D8277BE806F8644AAC332864490B5556</meta:user-defined>
  </office:meta>
</office:document-meta>
</file>